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paragraph-properties fo:text-align="justify" style:justify-single-word="false"/>
      <style:text-properties fo:font-weight="bold" officeooo:rsid="000ef37b" officeooo:paragraph-rsid="000ef37b"/>
    </style:style>
    <style:style style:name="P3" style:family="paragraph" style:parent-style-name="Standard">
      <style:paragraph-properties fo:text-align="justify" style:justify-single-word="false"/>
      <style:text-properties fo:font-weight="bold" officeooo:rsid="00106ea5" officeooo:paragraph-rsid="00106ea5"/>
    </style:style>
    <style:style style:name="P4" style:family="paragraph" style:parent-style-name="Standard">
      <style:paragraph-properties fo:text-align="justify" style:justify-single-word="false"/>
      <style:text-properties fo:font-weight="bold" officeooo:rsid="00106ea5" officeooo:paragraph-rsid="00116896"/>
    </style:style>
    <style:style style:name="P5" style:family="paragraph" style:parent-style-name="Standard">
      <style:paragraph-properties fo:text-align="justify" style:justify-single-word="false"/>
      <style:text-properties fo:font-weight="bold" officeooo:rsid="00116896" officeooo:paragraph-rsid="00116896"/>
    </style:style>
    <style:style style:name="P6" style:family="paragraph" style:parent-style-name="Standard">
      <style:paragraph-properties fo:text-align="justify" style:justify-single-word="false"/>
      <style:text-properties fo:font-weight="bold" officeooo:rsid="0012e944" officeooo:paragraph-rsid="0012e944"/>
    </style:style>
    <style:style style:name="P7" style:family="paragraph" style:parent-style-name="Text_20_body">
      <style:paragraph-properties fo:text-align="justify" style:justify-single-word="false"/>
      <style:text-properties fo:font-weight="bold" officeooo:rsid="00106ea5" officeooo:paragraph-rsid="00116896"/>
    </style:style>
    <style:style style:name="P8" style:family="paragraph" style:parent-style-name="Preformatted_20_Text">
      <style:paragraph-properties fo:margin-top="0cm" fo:margin-bottom="0.499cm" loext:contextual-spacing="false"/>
    </style:style>
    <style:style style:name="T1" style:family="text">
      <style:text-properties officeooo:rsid="001168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cat</text:p>
      <text:p text:style-name="P2">Es un pequeño programa creado para uso de los administradores de redes (y por supuesto para los Hackers), este fue creado desarrollado por Hobbit en 1996 y liberada bajo una licencia de Software libre permisiva (no Copyleft, similar a BSD, MIT) para UNIX.</text:p>
      <text:p text:style-name="P2"/>
      <text:p text:style-name="P2"><text:s/>Se convierte en una utilidad muy potente, pudiendo ser utilizado en conjunto con Lenguajes de programación como Perl y C , o bien desde la propia Linea de comandos del poderoso Shell de Linux mediante Shell Scripts. Cabe destacar que distribuciones como RedHat Linux trae junto con sus paquetes de instalación una versión limitada de netcat; lo más recomendable es bajar de la red la versión full de netcat para Linux. </text:p>
      <text:p text:style-name="P2"/>
      <text:p text:style-name="P3"/>
      <text:p text:style-name="P3">La línea básica de comandos para Netcat es nc [opciones] host puertos, donde host es la dirección IP que se desea analizar y puertos es o un <text:s/>determinado puerto o un rango de puertos o una serie de puertos separados por espacios. Echemos un vistazo a cada una de las opciones.</text:p>
      <text:p text:style-name="P3"/>
      <text:p text:style-name="P3">-d Permite que nc trabaje en forma silenciosa y se desenganche del indicador de comandos MS-DOS.</text:p>
      <text:p text:style-name="P3">-e &lt;comando&gt; Un nc a la escucha podrá ejecutar el &lt;comando&gt; en el instante en que alguien se conecte al puerto en el que está escuchando.</text:p>
      <text:p text:style-name="P3">-i &lt;segundos&gt; Intervalo de espera, que es la cantidad de tiempo que nc esperará entre dos envíos de datos sucesivos.</text:p>
      <text:p text:style-name="P3">-g &lt;lista-de-ruta&gt; Se pueden especificar hasta 8 opciones –g en la línea de comandos para forzar que su tráfico nc pase por determinadas direcciones IP.</text:p>
      <text:p text:style-name="P3">-G &lt;puntero de saltos&gt; Esta opción le permitirá definir que dirección IP va a ser el siguiente salto dentro de la ruta indicada con la opción –g.</text:p>
      <text:p text:style-name="P3">-l Activa el modo escucha de nc.</text:p>
      <text:p text:style-name="P3">-L Activa el modo escucha de nc pero con más interés.</text:p>
      <text:p text:style-name="P3">-n Indica a nc que no realice ninguna consulta de nombres de hosts.</text:p>
      <text:p text:style-name="P3">-o &lt;archivohex&gt; Realiza un volcado hexadecimal de los datos y los almacena en un archivo hexadecimal.</text:p>
      <text:p text:style-name="P3">-p &lt;puerto&gt; Le permite especificar el puerto local que va a utilizar nc.</text:p>
      <text:p text:style-name="P3">-r Nc elegirá aleatoriamente los puertos locales y remotos.</text:p>
      <text:p text:style-name="P3">-s Especifica la dirección IP de origen que deberá utilizar nc cuando efectue sus conexiones.</text:p>
      <text:p text:style-name="P3">-t Es capaz de controlar la negociación de opciones Telnet.</text:p>
      <text:p text:style-name="P3">-u Indica a nc que utilice UDP en lugar de TCP.</text:p>
      <text:p text:style-name="P3">-v Informa el estado de nc, si pones otra –v podrás obtener más información.</text:p>
      <text:p text:style-name="P3">-w &lt;segundos&gt; Controla cuanto tiempo va a esperar nc antes de dar por terminada una conexión.</text:p>
      <text:p text:style-name="P4">-z Le dice a nc que envíe la cantidad de datos necesarias para conocer en que puertos se está escuchando. </text:p>
      <text:p text:style-name="P4"/>
      <text:p text:style-name="P4"/>
      <text:p text:style-name="P4">algo.<text:span text:style-name="T1">foro.elhacker.net/tutoriales_documentacion/tutorial_de_netcat_pagravera_newbies-t65764.0.html</text:span></text:p>
      <text:p text:style-name="P4"/>
      <text:p text:style-name="P4"/>
      <text:p text:style-name="P4"/>
      <text:p text:style-name="P4"/>
      <text:p text:style-name="P4"/>
      <text:p text:style-name="P4"/>
      <text:p text:style-name="P7"><text:soft-page-break/>l Sticky bit se utiliza para permitir que cualquiera pueda escribir y modificar sobre un archivo o directorio, pero que solo su propietario o root pueda eliminarlo. Un ejemplo de uso es el directorio /tmp, que debe tener permisos para ser utilizado por cualquier proceso, pero solo el dueño o root puede eliminar los archivos que crea.</text:p>
      <text:p text:style-name="Text_20_body">Para aplicar el Sticky bit a un directorio:</text:p>
      <text:p text:style-name="Preformatted_20_Text">[hvivani@test archivos]$ chmod 1755 dirtest/</text:p>
      <text:p text:style-name="Preformatted_20_Text">[hvivani@test archivos]$ ls -l</text:p>
      <text:p text:style-name="Preformatted_20_Text">total 8</text:p>
      <text:p text:style-name="P8">drwxr-xr-t. 2 hvivani group 4096 sep <text:s/>6 09:32 dirtest</text:p>
      <text:p text:style-name="Text_20_body">Al directorio con el Sticky Bit aplicado se le agrega la <text:span text:style-name="Strong_20_Emphasis">t</text:span> al final del descriptor de permisos.</text:p>
      <text:p text:style-name="P4"/>
      <text:p text:style-name="P3"/>
      <text:p text:style-name="P3"/>
      <text:p text:style-name="P6"><text:a xlink:type="simple" xlink:href="https://hvivani.com.ar/2013/09/06/permisos-especiales-sticky-bit-suid-sgid/" text:style-name="Internet_20_link" text:visited-style-name="Visited_20_Internet_20_Link">https://hvivani.com.ar/2013/09/06/permisos-especiales-sticky-bit-suid-sgid/</text:a></text:p>
      <text:p text:style-name="P6"><text:a xlink:type="simple" xlink:href="http://fraterneo.blogspot.mx/2011/02/sticky-bit-anadiendo-seguridad-nuestros.html" text:style-name="Internet_20_link" text:visited-style-name="Visited_20_Internet_20_Link">http://fraterneo.blogspot.mx/2011/02/sticky-bit-anadiendo-seguridad-nuestros.html</text:a></text:p>
      <text:p text:style-name="P6"/>
      <text:p text:style-name="P3"/>
      <text:p text:style-name="P3"/>
      <text:p text:style-name="P3"/>
      <text:p text:style-name="P3"/>
      <text:p text:style-name="P3"/>
      <text:p text:style-name="P3"/>
      <text:p text:style-name="P3"/>
      <text:p text:style-name="P5"/>
      <text:p text:style-name="P5"/>
      <text:p text:style-name="P5">SELinux (del inglés Security-Enhanced Linux, Linux con Seguridad Mejorada) es una característica de seguridad de Linux que provee una variedad de políticas de seguridad, incluyendo controles de acceso del estilo de los del Departamento de Defensa de Estados Unidos, a través del uso de módulos de Seguridad en el núcleo Linux. No es una distribución de Linux, sino un conjunto de modificaciones que puede ser aplicado a un sistema tipo Unix como Linux y BSD.</text:p>
      <text:p text:style-name="P5"/>
      <text:p text:style-name="P5">Pero más allá de esta simple definición, SELinux es un mecanismo de seguridad basado en control de acceso mandatorio (MAC) implementado en el kernel.</text:p>
      <text:p text:style-name="P5"/>
      <text:p text:style-name="P5">La lista de control de accesos (ACL) o el sistema de permisos tradicional en los sistemas tipo Unix, son conocidos por proveer un control de acceso discrecional (DAC). Esto implica que usuarios y programas pueden llegar a tener permisos insguros o ganar acceso a partes del sistema a las que no necesitan para su correcto funcionamiento.</text:p>
      <text:p text:style-name="P5"/>
      <text:p text:style-name="P5">En consecuencia los SysAdmins no tienen manera de controlar a los usuarios, ya que uno podría asignar <text:s/>permisos de lectura, escritura y ejecución a archivos sensibles como las llaves ssh ubicadas en ~/.ssh. Inclusive un proceso podría cambiar las propiedades de seguridad de un fichero, provocando que terceros desconocidos tengan acceso a este. Y otras aplicaciones podrían tener acceso a archivos sin razón lógica.</text:p>
      <text:p text:style-name="P5"/>
      <text:p text:style-name="P5"/>
      <text:p text:style-name="P5"><text:a xlink:type="simple" xlink:href="http://fraterneo.blogspot.mx/2013/09/que-es-selinux.html" text:style-name="Internet_20_link" text:visited-style-name="Visited_20_Internet_20_Link">http://fraterneo.blogspot.mx/2013/09/que-es-selinux.html</text:a></text:p>
      <text:p text:style-name="P5"/>
      <text:p text:style-name="P5"><text:soft-page-break/></text:p>
      <text:p text:style-name="P5"/>
      <text:p text:style-name="P5"/>
      <text:p text:style-name="P5"/>
      <text:p text:style-name="P5"/>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08:49:32.740794127</meta:creation-date>
    <dc:date>2017-03-07T09:05:07.302292610</dc:date>
    <meta:editing-duration>PT15M35S</meta:editing-duration>
    <meta:editing-cycles>4</meta:editing-cycles>
    <meta:generator>LibreOffice/5.0.6.2$Linux_X86_64 LibreOffice_project/00$Build-2</meta:generator>
    <meta:document-statistic meta:table-count="0" meta:image-count="0" meta:object-count="0" meta:page-count="3" meta:paragraph-count="36" meta:word-count="761" meta:character-count="4738" meta:non-whitespace-character-count="4007"/>
  </office:meta>
</office:document-meta>
</file>